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7.8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/>
          <table:table-cell office:value-type="string" calcext:value-type="string">
            <text:p>CPd</text:p>
          </table:table-cell>
          <table:table-cell office:value-type="string" calcext:value-type="string">
            <text:p>CFd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PFi</text:p>
          </table:table-cell>
          <table:table-cell office:value-type="string" calcext:value-type="string">
            <text:p>PFb</text:p>
          </table:table-cell>
          <table:table-cell office:value-type="string" calcext:value-type="string">
            <text:p>PFl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Eh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Bd</text:p>
          </table:table-cell>
        </table:table-row>
        <table:table-row table:style-name="ro1">
          <table:table-cell office:value-type="string" calcext:value-type="string">
            <text:p>20200214_092435.jpg</text:p>
          </table:table-cell>
          <table:table-cell office:value-type="float" office:value="1.9375" calcext:value-type="float">
            <text:p>1.937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.25" calcext:value-type="float">
            <text:p>7.25</text:p>
          </table:table-cell>
          <table:table-cell office:value-type="float" office:value="18.4375" calcext:value-type="float">
            <text:p>18.4375</text:p>
          </table:table-cell>
          <table:table-cell office:value-type="float" office:value="2.3125" calcext:value-type="float">
            <text:p>2.3125</text:p>
          </table:table-cell>
          <table:table-cell office:value-type="float" office:value="10.75" calcext:value-type="float">
            <text:p>10.75</text:p>
          </table:table-cell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18.4375" calcext:value-type="float">
            <text:p>18.4375</text:p>
          </table:table-cell>
        </table:table-row>
        <table:table-row table:style-name="ro1">
          <table:table-cell office:value-type="string" calcext:value-type="string">
            <text:p>0004PAL-Acanthurus.nigricauda.26.257TL.L.jpg.JPG</text:p>
          </table:table-cell>
          <table:table-cell office:value-type="float" office:value="0.180048661800487" calcext:value-type="float">
            <text:p>0.1800486618</text:p>
          </table:table-cell>
          <table:table-cell office:value-type="float" office:value="0.381995133819951" calcext:value-type="float">
            <text:p>0.3819951338</text:p>
          </table:table-cell>
          <table:table-cell office:value-type="float" office:value="1" calcext:value-type="float">
            <text:p>1</text:p>
          </table:table-cell>
          <table:table-cell office:value-type="float" office:value="0.218978102189781" calcext:value-type="float">
            <text:p>0.2189781022</text:p>
          </table:table-cell>
          <table:table-cell office:value-type="float" office:value="0.712895377128954" calcext:value-type="float">
            <text:p>0.7128953771</text:p>
          </table:table-cell>
          <table:table-cell office:value-type="float" office:value="0.267639902676399" calcext:value-type="float">
            <text:p>0.2676399027</text:p>
          </table:table-cell>
          <table:table-cell office:value-type="float" office:value="0.396593673965937" calcext:value-type="float">
            <text:p>0.396593674</text:p>
          </table:table-cell>
          <table:table-cell office:value-type="float" office:value="0.145985401459854" calcext:value-type="float">
            <text:p>0.1459854015</text:p>
          </table:table-cell>
          <table:table-cell office:value-type="float" office:value="0.0291970802919708" calcext:value-type="float">
            <text:p>0.0291970803</text:p>
          </table:table-cell>
          <table:table-cell office:value-type="float" office:value="0.340632603406326" calcext:value-type="float">
            <text:p>0.3406326034</text:p>
          </table:table-cell>
          <table:table-cell office:value-type="float" office:value="0.0437956204379562" calcext:value-type="float">
            <text:p>0.0437956204</text:p>
          </table:table-cell>
          <table:table-cell office:value-type="float" office:value="0.396593673965937" calcext:value-type="float">
            <text:p>0.396593674</text:p>
          </table:table-cell>
        </table:table-row>
        <table:table-row table:style-name="ro1">
          <table:table-cell office:value-type="string" calcext:value-type="string">
            <text:p>20200203_120521.jpg</text:p>
          </table:table-cell>
          <table:table-cell table:number-columns-repeated="3"/>
          <table:table-cell office:value-type="float" office:value="11.1176470588235" calcext:value-type="float">
            <text:p>11.1176470588</text:p>
          </table:table-cell>
          <table:table-cell/>
          <table:table-cell office:value-type="float" office:value="10.1294117647059" calcext:value-type="float">
            <text:p>10.1294117647</text:p>
          </table:table-cell>
          <table:table-cell office:value-type="float" office:value="21.4941176470588" calcext:value-type="float">
            <text:p>21.4941176471</text:p>
          </table:table-cell>
          <table:table-cell office:value-type="float" office:value="1.91470588235294" calcext:value-type="float">
            <text:p>1.9147058824</text:p>
          </table:table-cell>
          <table:table-cell table:number-columns-repeated="2" office:value-type="float" office:value="11.0558823529412" calcext:value-type="float">
            <text:p>11.0558823529</text:p>
          </table:table-cell>
          <table:table-cell office:value-type="float" office:value="1.54411764705882" calcext:value-type="float">
            <text:p>1.5441176471</text:p>
          </table:table-cell>
          <table:table-cell office:value-type="float" office:value="21.4941176470588" calcext:value-type="float">
            <text:p>21.4941176471</text:p>
          </table:table-cell>
        </table:table-row>
        <table:table-row table:style-name="ro1">
          <table:table-cell office:value-type="string" calcext:value-type="string">
            <text:p>20200214_092435.jpg</text:p>
          </table:table-cell>
          <table:table-cell office:value-type="float" office:value="1.9375" calcext:value-type="float">
            <text:p>1.937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.25" calcext:value-type="float">
            <text:p>7.25</text:p>
          </table:table-cell>
          <table:table-cell office:value-type="float" office:value="18.4375" calcext:value-type="float">
            <text:p>18.4375</text:p>
          </table:table-cell>
          <table:table-cell office:value-type="float" office:value="2.3125" calcext:value-type="float">
            <text:p>2.3125</text:p>
          </table:table-cell>
          <table:table-cell office:value-type="float" office:value="10.75" calcext:value-type="float">
            <text:p>10.75</text:p>
          </table:table-cell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18.4375" calcext:value-type="float">
            <text:p>18.4375</text:p>
          </table:table-cell>
        </table:table-row>
        <table:table-row table:style-name="ro1">
          <table:table-cell office:value-type="string" calcext:value-type="string">
            <text:p>20200214_092443.jpg</text:p>
          </table:table-cell>
          <table:table-cell office:value-type="float" office:value="1.37614678899083" calcext:value-type="float">
            <text:p>1.376146789</text:p>
          </table:table-cell>
          <table:table-cell office:value-type="float" office:value="2.75229357798165" calcext:value-type="float">
            <text:p>2.752293578</text:p>
          </table:table-cell>
          <table:table-cell table:number-columns-repeated="3"/>
          <table:table-cell office:value-type="float" office:value="2.14678899082569" calcext:value-type="float">
            <text:p>2.1467889908</text:p>
          </table:table-cell>
          <table:table-cell office:value-type="float" office:value="0.880733944954129" calcext:value-type="float">
            <text:p>0.880733945</text:p>
          </table:table-cell>
          <table:table-cell office:value-type="float" office:value="1.70642201834862" calcext:value-type="float">
            <text:p>1.7064220183</text:p>
          </table:table-cell>
          <table:table-cell office:value-type="float" office:value="9.57798165137615" calcext:value-type="float">
            <text:p>9.5779816514</text:p>
          </table:table-cell>
          <table:table-cell/>
          <table:table-cell table:number-columns-repeated="2" office:value-type="float" office:value="0.880733944954129" calcext:value-type="float">
            <text:p>0.8807339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9T19:58:08.654936916</meta:creation-date>
    <dc:date>2020-07-19T20:40:34.720137144</dc:date>
    <meta:editing-duration>PT32M16S</meta:editing-duration>
    <meta:editing-cycles>1</meta:editing-cycles>
    <meta:document-statistic meta:table-count="1" meta:cell-count="63" meta:object-count="0"/>
    <meta:generator>LibreOffice/5.1.6.2$Linux_X86_64 LibreOffice_project/10m0$Build-2</meta:generator>
  </office:meta>
</office:document-meta>
</file>